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paragraph-rsid="0005e742"/>
    </style:style>
    <style:style style:name="P5" style:family="paragraph" style:parent-style-name="Standard">
      <style:text-properties officeooo:rsid="00073bb5" officeooo:paragraph-rsid="00073bb5"/>
    </style:style>
    <style:style style:name="P6" style:family="paragraph" style:parent-style-name="Standard" style:list-style-name="L1">
      <style:text-properties officeooo:rsid="00073bb5" officeooo:paragraph-rsid="00073bb5"/>
    </style:style>
    <style:style style:name="P7" style:family="paragraph" style:parent-style-name="Standard" style:list-style-name="L1">
      <style:text-properties officeooo:paragraph-rsid="00073bb5"/>
    </style:style>
    <style:style style:name="P8" style:family="paragraph" style:parent-style-name="Standard">
      <style:text-properties officeooo:rsid="000ee37d" officeooo:paragraph-rsid="000ee37d"/>
    </style:style>
    <style:style style:name="P9" style:family="paragraph" style:parent-style-name="Standard">
      <style:text-properties officeooo:paragraph-rsid="000ee37d"/>
    </style:style>
    <style:style style:name="P10" style:family="paragraph" style:parent-style-name="Standard">
      <style:text-properties fo:font-weight="bold" officeooo:rsid="000ee37d" officeooo:paragraph-rsid="000ee37d" style:font-weight-asian="bold" style:font-weight-complex="bold"/>
    </style:style>
    <style:style style:name="P11" style:family="paragraph" style:parent-style-name="Standard">
      <style:text-properties officeooo:rsid="0012269b" officeooo:paragraph-rsid="0012269b"/>
    </style:style>
    <style:style style:name="P12" style:family="paragraph" style:parent-style-name="Standard">
      <style:text-properties officeooo:paragraph-rsid="00073bb5"/>
    </style:style>
    <style:style style:name="P13" style:family="paragraph" style:parent-style-name="Standard">
      <style:text-properties officeooo:rsid="00186c08" officeooo:paragraph-rsid="00186c08"/>
    </style:style>
    <style:style style:name="P14" style:family="paragraph" style:parent-style-name="Standard">
      <style:text-properties officeooo:rsid="00188e61" officeooo:paragraph-rsid="00188e61"/>
    </style:style>
    <style:style style:name="P15" style:family="paragraph" style:parent-style-name="Standard" style:list-style-name="L2">
      <style:text-properties officeooo:rsid="00188e61" officeooo:paragraph-rsid="00188e61"/>
    </style:style>
    <style:style style:name="P16" style:family="paragraph" style:parent-style-name="Standard">
      <style:paragraph-properties fo:line-height="115%"/>
      <style:text-properties officeooo:rsid="00188e61" officeooo:paragraph-rsid="00188e61"/>
    </style:style>
    <style:style style:name="P17" style:family="paragraph" style:parent-style-name="Standard">
      <style:text-properties officeooo:rsid="0018f3c7" officeooo:paragraph-rsid="0018f3c7"/>
    </style:style>
    <style:style style:name="P18" style:family="paragraph" style:parent-style-name="Standard" style:list-style-name="L3">
      <style:text-properties officeooo:rsid="0018f3c7" officeooo:paragraph-rsid="0018f3c7"/>
    </style:style>
    <style:style style:name="P19" style:family="paragraph" style:parent-style-name="Standard">
      <style:text-properties officeooo:rsid="001a55b6" officeooo:paragraph-rsid="001a55b6"/>
    </style:style>
    <style:style style:name="P20" style:family="paragraph" style:parent-style-name="Standard">
      <style:text-properties officeooo:rsid="001b7ac1" officeooo:paragraph-rsid="001b7ac1"/>
    </style:style>
    <style:style style:name="P21" style:family="paragraph" style:parent-style-name="Standard">
      <style:text-properties officeooo:paragraph-rsid="001b7ac1"/>
    </style:style>
    <style:style style:name="P22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23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24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25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26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7" style:family="paragraph" style:parent-style-name="Standard">
      <style:text-properties fo:font-style="italic" officeooo:rsid="001f49d4" officeooo:paragraph-rsid="001f49d4" style:font-style-asian="italic" style:font-style-complex="italic"/>
    </style:style>
    <style:style style:name="P28" style:family="paragraph" style:parent-style-name="Standard">
      <style:text-properties fo:font-style="italic" officeooo:paragraph-rsid="001f49d4" style:font-style-asian="italic" style:font-style-complex="italic"/>
    </style:style>
    <style:style style:name="P29" style:family="paragraph" style:parent-style-name="Standard" style:list-style-name="L3">
      <style:text-properties officeooo:paragraph-rsid="0018f3c7"/>
    </style:style>
    <style:style style:name="P30" style:family="paragraph" style:parent-style-name="Standard">
      <style:text-properties officeooo:paragraph-rsid="001f49d4"/>
    </style:style>
    <style:style style:name="P31" style:family="paragraph" style:parent-style-name="Standard">
      <style:paragraph-properties fo:line-height="115%"/>
      <style:text-properties officeooo:paragraph-rsid="0018f3c7"/>
    </style:style>
    <style:style style:name="P32" style:family="paragraph" style:parent-style-name="Standard">
      <style:text-properties fo:font-weight="normal" officeooo:paragraph-rsid="001b7ac1" style:font-weight-asian="normal" style:font-weight-complex="normal"/>
    </style:style>
    <style:style style:name="T1" style:family="text">
      <style:text-properties officeooo:rsid="0005e742"/>
    </style:style>
    <style:style style:name="T2" style:family="text">
      <style:text-properties officeooo:rsid="00073bb5"/>
    </style:style>
    <style:style style:name="T3" style:family="text">
      <style:text-properties officeooo:rsid="000ee37d"/>
    </style:style>
    <style:style style:name="T4" style:family="text">
      <style:text-properties officeooo:rsid="00114051"/>
    </style:style>
    <style:style style:name="T5" style:family="text">
      <style:text-properties officeooo:rsid="00186c08"/>
    </style:style>
    <style:style style:name="T6" style:family="text">
      <style:text-properties officeooo:rsid="0018f3c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55b6" style:font-weight-asian="bold" style:font-weight-complex="bold"/>
    </style:style>
    <style:style style:name="T9" style:family="text">
      <style:text-properties officeooo:rsid="001a55b6"/>
    </style:style>
    <style:style style:name="T10" style:family="text">
      <style:text-properties officeooo:rsid="001b7ac1"/>
    </style:style>
    <style:style style:name="T11" style:family="text">
      <style:text-properties officeooo:rsid="001c480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f49d4" style:font-style-asian="italic" style:font-style-complex="italic"/>
    </style:style>
    <style:style style:name="T14" style:family="text">
      <style:text-properties fo:font-style="italic" officeooo:rsid="0020be15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17" style:family="text">
      <style:text-properties officeooo:rsid="0020be15"/>
    </style:style>
    <style:style style:name="T18" style:family="text">
      <style:text-properties officeooo:rsid="00238e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Времена</text:p>
      <text:p text:style-name="P4"/>
      <text:p text:style-name="P4"><text:span text:style-name="T1">Future In The Past — это когда вместо will используют would. Он </text:span><text:span text:style-name="T3">применяется</text:span><text:span text:style-name="T1">, когда говорят </text:span></text:p>
      <text:p text:style-name="P3">о будущем из прошлого, например описывая альтернативную реальность.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Simple — это обыденность.</text:p>
      <text:p text:style-name="P1">Continuous — это процесс.</text:p>
      <text:p text:style-name="P1">Perfect — это результат.</text:p>
      <text:p text:style-name="P1">Perfect Continuous — это длительность.</text:p>
      <text:p text:style-name="P1"/>
      <text:p text:style-name="P12"><text:span text:style-name="T5">М</text:span><text:span text:style-name="T2">аячки времени Present Simple:</text:span></text:p>
      <text:list xml:id="list3036349792" text:style-name="L1">
        <text:list-item>
          <text:p text:style-name="P6">always — всегда, постоянно;</text:p>
        </text:list-item>
        <text:list-item>
          <text:p text:style-name="P6">usually — обычно;</text:p>
        </text:list-item>
        <text:list-item>
          <text:p text:style-name="P6">often — часто;</text:p>
        </text:list-item>
        <text:list-item>
          <text:p text:style-name="P7"><text:span text:style-name="T2">sometimes — иногда, время от времени;</text:span></text:p>
        </text:list-item>
        <text:list-item>
          <text:p text:style-name="P6">hardly ever — едва ли, почти никогда;</text:p>
        </text:list-item>
        <text:list-item>
          <text:p text:style-name="P6">never — никогда;</text:p>
        </text:list-item>
      </text:list>
      <text:p text:style-name="P5"/>
      <text:p text:style-name="P9"><text:span text:style-name="T3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4">ь</text:span><text:span text:style-name="T3">ся как: «действительно», «на самом деле», «правда», «очень».</text:span></text:p>
      <text:p text:style-name="P9"/>
      <text:p text:style-name="P22">You <text:span text:style-name="T7">do</text:span> want to receive a letter from Joe? — Ты <text:span text:style-name="T7">действительно</text:span> хочешь получ. письмо от Джо?</text:p>
      <text:p text:style-name="P22">You <text:span text:style-name="T7">do</text:span> like him, don`t you — Он тебе <text:span text:style-name="T7">правда</text:span> нравится, да?</text:p>
      <text:p text:style-name="P8"/>
      <text:p text:style-name="P11">Be — это глагол состояния. Он используется когда говорят об: имени, стране, национальности, возрасте, эмоциях, профессии, характеристике, местоположении, а также встречается в связках с прилагательными и тогда переводится глаголом (стр. 25)</text:p>
      <text:p text:style-name="P11"/>
      <text:p text:style-name="P13">Глагол с окончанием -ing, в Present Continuous, англоговорящие воспринимают </text:p>
      <text:p text:style-name="P13">как причастие (какой?)</text:p>
      <text:p text:style-name="P13"/>
      <text:p text:style-name="P16">Маячки времени Present Continuous:</text:p>
      <text:list xml:id="list2262361220" text:style-name="L2">
        <text:list-item>
          <text:p text:style-name="P15">look — смотри;</text:p>
        </text:list-item>
        <text:list-item>
          <text:p text:style-name="P15">listen — послушай;</text:p>
        </text:list-item>
        <text:list-item>
          <text:p text:style-name="P15">now/right now — сейчас / прямо сейчас (обычно в конце);</text:p>
        </text:list-item>
        <text:list-item>
          <text:p text:style-name="P15">at the moment — в этот момент (обычно в конце);</text:p>
        </text:list-item>
        <text:list-item>
          <text:p text:style-name="P15">currently — в текущий момент;</text:p>
        </text:list-item>
        <text:list-item>
          <text:p text:style-name="P15">today — сегодня (в некоторых случая);</text:p>
        </text:list-item>
        <text:list-item>
          <text:p text:style-name="P15">this weak/year — на этой неделе / в этом году (в некоторый случаях);</text:p>
        </text:list-item>
      </text:list>
      <text:p text:style-name="P14"/>
      <text:p text:style-name="P31"><text:span text:style-name="T6">Present Continuos может передавать скрытое </text:span><text:span text:style-name="T9">значение</text:span><text:span text:style-name="T6">:</text:span></text:p>
      <text:list xml:id="list893832831" text:style-name="L3">
        <text:list-item>
          <text:p text:style-name="P18">кто-то вовлечен в процесс, хотя прямо сейчас им не занимается;</text:p>
        </text:list-item>
        <text:list-item>
          <text:p text:style-name="P18">ситуация меняется, она не статична;</text:p>
        </text:list-item>
        <text:list-item>
          <text:p text:style-name="P18">сегодня что-то происходит не так, как происходит обычно;</text:p>
        </text:list-item>
        <text:list-item>
          <text:p text:style-name="P29"><text:span text:style-name="T6">кто-то говорит о </text:span><text:span text:style-name="T11">регулярном </text:span><text:span text:style-name="T6">де</text:span><text:span text:style-name="T9">й</text:span><text:span text:style-name="T6">ствии с раздражением;</text:span></text:p>
        </text:list-item>
      </text:list>
      <text:p text:style-name="P17"/>
      <text:p text:style-name="P17"><text:span text:style-name="T12">Ron </text:span><text:span text:style-name="T15">is trying</text:span><text:span text:style-name="T12"> to find a well-paid job — Рон </text:span><text:span text:style-name="T15">пытается</text:span><text:span text:style-name="T12"> найти высокооплачеваемую работу </text:span></text:p>
      <text:p text:style-name="P23">(Рон вовлечен в процесс, хотя прямо сейчас он может заниматься другими делами)</text:p>
      <text:p text:style-name="P23"><text:soft-page-break/>Is <text:span text:style-name="T7">is getting</text:span> colder every day — Каждый день <text:span text:style-name="T7">становится</text:span> холоднее (погода меняется, </text:p>
      <text:p text:style-name="P23">при этом изменения еще не окончены, следует ожидать понижения температуры).</text:p>
      <text:p text:style-name="P23"/>
      <text:p text:style-name="P30"><text:span text:style-name="T13">His English </text:span><text:span text:style-name="T16">isn`t improving</text:span><text:span text:style-name="T13"> through he studies hard — Его английский </text:span><text:span text:style-name="T16">не улучшается</text:span><text:span text:style-name="T13">, хотя он много занимается (</text:span><text:span text:style-name="T14">хотя ситуация и нестатична, она не меняется</text:span><text:span text:style-name="T13">).</text:span></text:p>
      <text:p text:style-name="P23"/>
      <text:p text:style-name="P28"><text:span text:style-name="T9">He usually visits his parrents at weekends, but this weekend he </text:span><text:span text:style-name="T8">is spending</text:span><text:span text:style-name="T9"> time with his girlfriend — Он обычно навещает своих родителей по выходным, но в эти выходные он </text:span><text:span text:style-name="T8">проводит</text:span><text:span text:style-name="T9"> </text:span></text:p>
      <text:p text:style-name="P28"><text:span text:style-name="T9">время вместе со своей девушкой (на этих выходных все по другому, не так, как обычно).</text:span></text:p>
      <text:p text:style-name="P28"/>
      <text:p text:style-name="P27">He <text:span text:style-name="T7">isn`t wearing</text:span> his favorite cap today, that`s strange — Он <text:span text:style-name="T7">не носит</text:span> сегодня свою любимую кепку, это странно (то же самое, сегодня происходит что-то не то)</text:p>
      <text:p text:style-name="P24"/>
      <text:p text:style-name="P25">She <text:span text:style-name="T7">is</text:span> always <text:span text:style-name="T7">complaining</text:span> about her life! — Она все время <text:span text:style-name="T7">жалуется</text:span> по поводу своей жизни!</text:p>
      <text:p text:style-name="P30"><text:span text:style-name="T13">He </text:span><text:span text:style-name="T16">isn`t doing</text:span><text:span text:style-name="T13"> his homework again! - Он опять </text:span><text:span text:style-name="T16">не делает</text:span><text:span text:style-name="T13"> домашнюю работу!</text:span></text:p>
      <text:p text:style-name="P25">(регулярность с ноткой раздражения передается через Present Continuous)</text:p>
      <text:p text:style-name="P19"/>
      <text:p text:style-name="P20">Случаи, когда меняется ситуация, часто выражают с пом. глаголов: get, change, become, increase, rise (подняться), fall, grow, improve, begin, start.</text:p>
      <text:p text:style-name="P20"/>
      <text:p text:style-name="P26"><text:span text:style-name="T7">Is</text:span> your English <text:span text:style-name="T7">getting</text:span> better? — Твой английский <text:span text:style-name="T7">становится</text:span> лучше?</text:p>
      <text:p text:style-name="P26">Prices <text:span text:style-name="T7">are increasing</text:span> — Цены <text:span text:style-name="T7">растут</text:span>.</text:p>
      <text:p text:style-name="P20"/>
      <text:p text:style-name="P32"><text:span text:style-name="T10">Глаголы, которые </text:span><text:span text:style-name="T18">неиспользуются</text:span><text:span text:style-name="T10"> в Continuous...</text:span></text:p>
      <text:p text:style-name="P21"/>
      <text:p text:style-name="P20"/>
      <text:p text:style-name="P11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2-25T20:48:35.563417435</dc:date>
    <meta:editing-duration>PT2H8M14S</meta:editing-duration>
    <meta:editing-cycles>25</meta:editing-cycles>
    <meta:document-statistic meta:table-count="0" meta:image-count="0" meta:object-count="0" meta:page-count="2" meta:paragraph-count="49" meta:word-count="486" meta:character-count="3292" meta:non-whitespace-character-count="2837"/>
  </office:meta>
</office:document-meta>
</file>